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普通_28_网站_29_">
      <style:paragraph-properties fo:margin-top="0in" fo:margin-bottom="0in" loext:contextual-spacing="false" fo:line-height="150%"/>
      <style:text-properties officeooo:rsid="0004758d" officeooo:paragraph-rsid="00191ddc"/>
    </style:style>
    <style:style style:name="P2" style:family="paragraph" style:parent-style-name="普通_28_网站_29_">
      <style:paragraph-properties fo:margin-top="0in" fo:margin-bottom="0in" loext:contextual-spacing="false" fo:line-height="150%"/>
      <style:text-properties officeooo:paragraph-rsid="00191ddc"/>
    </style:style>
    <style:style style:name="P3" style:family="paragraph" style:parent-style-name="Standard">
      <style:text-properties officeooo:rsid="0011171f" officeooo:paragraph-rsid="0011171f"/>
    </style:style>
    <style:style style:name="P4" style:family="paragraph" style:parent-style-name="Standard">
      <style:text-properties officeooo:rsid="0011171f" officeooo:paragraph-rsid="00176878"/>
    </style:style>
    <style:style style:name="P5" style:family="paragraph" style:parent-style-name="Standard">
      <style:text-properties officeooo:rsid="0004758d" officeooo:paragraph-rsid="0018e83d"/>
    </style:style>
    <style:style style:name="P6" style:family="paragraph" style:parent-style-name="Standard">
      <style:text-properties officeooo:rsid="0004758d" officeooo:paragraph-rsid="0018f860"/>
    </style:style>
    <style:style style:name="P7" style:family="paragraph" style:parent-style-name="Standard">
      <style:text-properties officeooo:paragraph-rsid="0012d843"/>
    </style:style>
    <style:style style:name="P8" style:family="paragraph" style:parent-style-name="Standard">
      <style:text-properties officeooo:paragraph-rsid="001329d3"/>
    </style:style>
    <style:style style:name="P9" style:family="paragraph" style:parent-style-name="Standard">
      <style:text-properties officeooo:paragraph-rsid="0018f860"/>
    </style:style>
    <style:style style:name="P10" style:family="paragraph" style:parent-style-name="Standard">
      <style:text-properties officeooo:rsid="0018f860" officeooo:paragraph-rsid="0018f860"/>
    </style:style>
    <style:style style:name="P11" style:family="paragraph" style:parent-style-name="Standard">
      <style:text-properties officeooo:rsid="0018f860" officeooo:paragraph-rsid="00191ddc"/>
    </style:style>
    <style:style style:name="P12" style:family="paragraph" style:parent-style-name="Standard">
      <style:text-properties officeooo:rsid="00191ddc" officeooo:paragraph-rsid="00191ddc"/>
    </style:style>
    <style:style style:name="T1" style:family="text">
      <style:text-properties fo:font-variant="normal" fo:text-transform="none" fo:color="#333333" fo:letter-spacing="normal" style:font-name-asian="Microsoft Yahei" style:font-size-asian="12pt" style:font-style-asian="normal" style:font-weight-asian="normal"/>
    </style:style>
    <style:style style:name="T2" style:family="text">
      <style:text-properties fo:font-variant="normal" fo:text-transform="none" fo:color="#333333" fo:letter-spacing="normal" officeooo:rsid="0004758d" style:font-name-asian="Microsoft Yahei" style:font-size-asian="12pt" style:font-style-asian="normal" style:font-weight-asian="normal"/>
    </style:style>
    <style:style style:name="T3" style:family="text">
      <style:text-properties fo:font-variant="normal" fo:text-transform="none" fo:color="#333333" fo:letter-spacing="normal" officeooo:rsid="0012d843" style:font-name-asian="Microsoft Yahei" style:font-size-asian="12pt" style:font-style-asian="normal" style:font-weight-asian="normal"/>
    </style:style>
    <style:style style:name="T4" style:family="text">
      <style:text-properties fo:font-variant="normal" fo:text-transform="none" fo:color="#333333" fo:letter-spacing="normal" officeooo:rsid="0018f860" style:font-name-asian="Microsoft Yahei" style:font-size-asian="12pt" style:font-style-asian="normal" style:font-weight-asian="normal"/>
    </style:style>
    <style:style style:name="T5" style:family="text">
      <style:text-properties fo:font-variant="normal" fo:text-transform="none" fo:color="#333333" fo:letter-spacing="normal" officeooo:rsid="00191ddc" style:font-name-asian="Microsoft Yahei" style:font-size-asian="12pt" style:font-style-asian="normal" style:font-weight-asian="normal"/>
    </style:style>
    <style:style style:name="T6" style:family="text">
      <style:text-properties fo:font-variant="normal" fo:text-transform="none" fo:color="#333333" style:font-name="arial" fo:letter-spacing="normal" fo:font-style="normal" fo:font-weight="normal" officeooo:rsid="0004758d" style:font-name-asian="Microsoft Yahei" style:font-size-asian="12pt" style:font-style-asian="normal" style:font-weight-asian="normal"/>
    </style:style>
    <style:style style:name="T7" style:family="text">
      <style:text-properties fo:font-variant="normal" fo:text-transform="none" fo:color="#333333" style:font-name="arial" fo:letter-spacing="normal" fo:font-style="normal" fo:font-weight="normal" officeooo:rsid="0012d843" style:font-name-asian="Microsoft Yahei" style:font-size-asian="12pt" style:font-style-asian="normal" style:font-weight-asian="normal"/>
    </style:style>
    <style:style style:name="T8" style:family="text">
      <style:text-properties officeooo:rsid="000475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课题背景：</text:p>
      <text:p text:style-name="P4"><text:tab/>癌症是严重威胁人类生命和社会发展的重大疾病,近几十年来,随着疾病模式的转变和人口老龄化趋势,我国癌症负担日益增加,癌症防治面临严峻的形势。我国三次全国范围内的死因调查数据显示,近 30 年,中国癌症在死因中的构成比由 20 世纪 80 年代的 10.13% 上升至 22.32% (表 1),死亡率由 73.99/10 万上升至 135.88/10 万。在城市地区,癌症列居全死因的第一位,而在农村地区,列居全死因的第二位 [1] 。</text:p>
      <text:p text:style-name="P3"/>
      <text:p text:style-name="P7"><text:span text:style-name="T8"><text:tab/>二代测序(next generation sequencing)为快速检测病人遗传信息提供了可能。</text:span>第二代测序技术也叫做高通量测序，有通量大， 可以同时进行平行测序，可定量的优点。其应用平台包括罗氏公司 454 测 序平台、ABI 公司的 Solid 测序平台，以及 Illumina 公 司的 Solexa 测序平台[2]。<text:span text:style-name="T8">有学者利用</text:span><text:span text:style-name="T1">二代测序鉴定出了食管鳞癌中发生频繁突变的驱动基因[3]，也有学者通过该技术对溃疡性结肠炎患者癌变组织进行全基因组和外显子组测序，进而研究不同体细胞突变与DNA复制修复功能之间的关系[4]。 </text:span></text:p>
      <text:p text:style-name="P7"><text:span text:style-name="T2"><text:tab/>然而测序需要从病人组织中提取样本,但通常癌症组织并不是只单纯地包含癌症细胞,它还有非常丰富的微环境。</text:span><text:span text:style-name="T3">肿瘤微环境是存在于肿瘤内部和周围的非癌性细胞，主要包括免疫细胞，还包括成纤维细胞和包含支持血管的细胞。它们对肿瘤样本的基因组分析有很强的影响，并可能改变结果的生物学解释[5]。</text:span><text:span text:style-name="T2">癌细胞样本提取时,这些微环境会和癌细胞一起被提取,并会伴随癌细胞一起被测序[6]。癌症细胞在癌症样本中的比例被定义为癌症样本的纯度[7]。</text:span></text:p>
      <text:p text:style-name="P9"><text:span text:style-name="T2"><text:s text:c="7"/>癌症基因组通常包含着大量体细胞序列拷贝数变异,这些变异主要由基因组片段扩增或删除造成。识别特定肿瘤基因组的基因组片段拷贝数变化,是癌症基因组研究的一个重要课题。要准确鉴定基因组片段拷贝数具有一定挑战,因为癌症片段拷贝数主要由两个因素混合决定,一是癌症样本纯度,即癌症细胞在癌症样本中所占比例,二是染色体倍性[8，9]。</text:span></text:p>
      <text:p text:style-name="P9"><text:span text:style-name="T2"><text:tab/>因此，分析肿瘤样本的二代测序数据时，如何计算癌症样本纯度和癌症细胞基因组倍性问题是一个关键问题。</text:span></text:p>
      <text:p text:style-name="P7"><text:span text:style-name="T2"/></text:p>
      <text:p text:style-name="P7"><text:span text:style-name="T2">研究意义：</text:span></text:p>
      <text:p text:style-name="P5"><text:span text:style-name="T1"><text:tab/>随着测序技术地发展,测序数据地快速增长,以及测序数据分析技术的积累,各种各样的癌症样本纯度算法被提出,并开发出了相对应的软件。基于基因组片段拷贝数变异和基于等位基因频率(突变位点的 B-等位基因(B-allele))的计算方法被相继提出。基于等位基因频率的方法有 PurityEst[6]和 PurBayes[7],主要是依赖于随着肿瘤样本纯度和肿瘤基因组倍性的不同,等位基因的频率会有所不同。基于拷</text:span>贝数变异的方法有 CNAnorm[8]、THetA[9]、和 ABSOLUTE[10]等。然而这两种方法都有不同程度的问题,使用等位基因频率的方法由于数据量的问题会有较大的误差,而运用拷贝数变异的方法虽然较稳定,但却无法区分样本纯度和染色体倍性的补偿效应,即存在识别问题。以上基于片段拷贝数的软件都没有解决这一问题,CNAnorm 倾向于选择染色体倍性离二倍体最近的解决方案,ABSOLUTE 结合了其他的经验数据,THetA 则直接将所有可能结果都列出来了。</text:p>
      <text:p text:style-name="P5"><text:tab/>更优的方案应该是结合等位基因频率信息和片段拷贝数信息共同计算肿瘤样本纯度PyLOH[11], patchwork[12] 使用了基因组上杂合 SNV(单核苷酸变异)位点的频率信息,和基因组片段的拷贝数。PyLOH 一定程度上解决了“识别困难”的问题,可以更合理给出1唯一解决方案。但是其准确性较差,特别是遇到基因组中存在亚克隆(subclone)的情况下。Patchwork 同时使用了两种信息,但是在计算基因型的中间步骤中,需要人工识别,<text:span text:style-name="T1">人工判断的结果缺乏准确性,并且这种半自动化软件给应用带来很多不便。</text:span></text:p>
      <text:p text:style-name="P6"><text:span text:style-name="T1"><text:tab/>这种情况下，我们希望能设计一种算法，能快速，准确地计算癌症样本纯度和癌症细胞基因组倍性。</text:span></text:p>
      <text:p text:style-name="P6"><text:soft-page-break/><text:span text:style-name="T1"/></text:p>
      <text:p text:style-name="P6"><text:span text:style-name="T1"/></text:p>
      <text:p text:style-name="P6"><text:span text:style-name="T1">研究内容：</text:span></text:p>
      <text:p text:style-name="P11"><text:span text:style-name="T1">通过癌症样本和匹配的正常样本的全基因组测序数据,对不同拷贝数片段的</text:span><text:span text:style-name="T5">Tumor Read Enrichment(TRE)</text:span><text:span text:style-name="T1">和 </text:span><text:span text:style-name="T5">Heterozygous Germline Single Nucleotide Variants(HGSNV)</text:span><text:span text:style-name="T1"> 的 </text:span><text:span text:style-name="T5">Major Allele Fraction(MAF)</text:span><text:span text:style-name="T1">分布构建混合高斯模型,计算癌症样本纯度和染色体倍性。</text:span></text:p>
      <text:p text:style-name="P11"><text:span text:style-name="T1"/></text:p>
      <text:p text:style-name="P11"><text:span text:style-name="T1">其中，TRE指</text:span><text:span text:style-name="T5">癌症片段读长富集程度e s ,指癌症样本中某一片段 S 内 read 数量与相应正常样本中对应片段 read 数量的比值,定义公式如下:</text:span></text:p>
      <text:p text:style-name="P12"><text:span text:style-name="T1"/></text:p>
      <text:p text:style-name="P12"><text:span text:style-name="T1">公式(1)中,n ts 和n ns 分别表示在癌症样本中覆盖片段 s 的 read 数量和相匹配的正常样本中覆盖片段 s 的 read 数量,N t 表示癌症样本全基因组测序获得 read 总数量,N n 表示相应正常样本全基因组测序获得 read 总数量。</text:span></text:p>
      <text:p text:style-name="P12"><text:span text:style-name="T1"/></text:p>
      <text:p text:style-name="P12"><text:span text:style-name="T1">HGSNV指杂合生殖系细胞单碱基变异,由于人类染色体属于二倍体,体细胞均由胚胎细胞发育而来,而生殖细胞中HGSNV 位点只有两种碱基类型 A 和 B,其中一种来源于父本,另一种来源于母本</text:span></text:p>
      <text:p text:style-name="P6"><text:span text:style-name="T1"/></text:p>
      <text:p text:style-name="P12"><text:span text:style-name="T1">MAF指主要等位基因(allele)分数,研究中使用的 HGSNV只有两种等位基因,一种等位基因与参考基因组相同,另一种与参考基因组不同。这两种等位基因型分数的计算方法为覆盖某一等位基因的 read 数量除以覆盖该位点总 read 数量的比值,MAF 就是两种等位基因分数中的较大值。计算公式如(1.1)所示,n r 为包含与参考基因组相同等位基因的 read 数量,n a 为包含另一种等位基因的 read 的数量,n t 表示覆盖该 HGSNV 位点的总 read 数量, C为该 HGSNV 的 MAF 值。 MAF 是相对于 HGSNV的概念,本发明中“片段的 MAF”指片段内所有 HGSNV 的 MAF 均值,“peak 的 MAF”指peak 中所有片段包含的 HGSNV 的 MAF 均值。</text:span></text:p>
      <text:p text:style-name="P12"><text:span text:style-name="T1"/></text:p>
      <text:p text:style-name="P6"><text:span text:style-name="T1">预期目标</text:span><text:span text:style-name="T4">：</text:span></text:p>
      <text:p text:style-name="P10"><text:span text:style-name="T1">本研究的目的在于克服现有技术的缺陷,提供一种全自动、高效率、高准确性的计算癌症样本纯度和染色体倍性的方法和装置。本研究在癌症样本纯度和染色体倍性计算上具有广阔的运用前景</text:span></text:p>
      <text:p text:style-name="P6"><text:span text:style-name="T1"/></text:p>
      <text:p text:style-name="P6"><text:span text:style-name="T1"/></text:p>
      <text:p text:style-name="P6"><text:span text:style-name="T1">研究进度安排：</text:span></text:p>
      <text:p text:style-name="P2">第5周至第9周：完成肿瘤的纯度和染色体倍性计算方法的设计并编写代码</text:p>
      <text:p text:style-name="P2">第10周：中期检查，完善程序</text:p>
      <text:p text:style-name="P2">第11周至第13周：设计实现数据可视化系统，开始撰写论文</text:p>
      <text:p text:style-name="P2">第14周：查重，完成整个系统的设计与实现，完成论文撰写</text:p>
      <text:p text:style-name="P1"><text:span text:style-name="T1">第15至16周：评阅及答辩</text:span></text:p>
      <text:p text:style-name="P6"><text:span text:style-name="T1"/></text:p>
      <text:p text:style-name="P7"><text:span text:style-name="T2"/></text:p>
      <text:p text:style-name="P7"><text:span text:style-name="T2"><text:tab/></text:span></text:p>
      <text:p text:style-name="P7"><text:span text:style-name="T2"/></text:p>
      <text:p text:style-name="P7"><text:soft-page-break/><text:span text:style-name="T2"/></text:p>
      <text:p text:style-name="P7"><text:span text:style-name="T2"/></text:p>
      <text:p text:style-name="P7"><text:span text:style-name="T2">【5】</text:span><text:span text:style-name="T6">Inferring tumour purity and stromal and immune cell admixture from expression data</text:span></text:p>
      <text:p text:style-name="P7"><text:span text:style-name="T6">【6】</text:span><text:span text:style-name="T7">Influence of tumour micro-environment heterogeneity on therapeutic response</text:span></text:p>
      <text:p text:style-name="P8"><text:span text:style-name="T7">【7】</text:span><text:span text:style-name="T6">Systematic pan-cancer analysis of tumour pu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普通_28_网站_29_" style:display-name="普通(网站)" style:family="paragraph" style:parent-style-name="Standard">
      <style:paragraph-properties fo:margin-top="0.1945in" fo:margin-bottom="0.1945in" loext:contextual-spacing="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09:52:01.361016353</meta:creation-date>
    <meta:generator>LibreOffice/5.1.6.2$Linux_X86_64 LibreOffice_project/10m0$Build-2</meta:generator>
    <dc:date>2018-03-29T14:37:46.727346839</dc:date>
    <meta:editing-duration>PT10M42S</meta:editing-duration>
    <meta:editing-cycles>1</meta:editing-cycles>
    <meta:document-statistic meta:table-count="0" meta:image-count="0" meta:object-count="0" meta:page-count="3" meta:paragraph-count="28" meta:word-count="2148" meta:character-count="2895" meta:non-whitespace-character-count="2729"/>
  </office:meta>
</office:document-meta>
</file>